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2.51mm" table:align="left" style:writing-mode="lr-tb"/>
    </style:style>
    <style:style style:name="Table1.A" style:family="table-column">
      <style:table-column-properties style:column-width="65.88mm"/>
    </style:style>
    <style:style style:name="Table1.B" style:family="table-column">
      <style:table-column-properties style:column-width="116.6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2" style:family="table">
      <style:table-properties style:width="172.56mm" fo:margin-left="0.26mm" table:align="left" style:writing-mode="lr-tb"/>
    </style:style>
    <style:style style:name="Table2.A" style:family="table-column">
      <style:table-column-properties style:column-width="85.25mm"/>
    </style:style>
    <style:style style:name="Table2.B" style:family="table-column">
      <style:table-column-properties style:column-width="87.31mm"/>
    </style:style>
    <style:style style:name="Table2.1" style:family="table-row">
      <style:table-row-properties style:min-row-height="1.41mm"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Table3" style:family="table">
      <style:table-properties style:width="172.72mm" fo:margin-left="1.32mm" table:align="left" style:writing-mode="lr-tb"/>
    </style:style>
    <style:style style:name="Table3.A" style:family="table-column">
      <style:table-column-properties style:column-width="81.23mm"/>
    </style:style>
    <style:style style:name="Table3.B" style:family="table-column">
      <style:table-column-properties style:column-width="91.49mm"/>
    </style:style>
    <style:style style:name="Table3.1" style:family="table-row">
      <style:table-row-properties style:min-row-height="10.81mm"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Table4" style:family="table">
      <style:table-properties style:width="182.25mm" fo:margin-left="-2.73mm" table:align="left" style:writing-mode="lr-tb"/>
    </style:style>
    <style:style style:name="Table4.A" style:family="table-column">
      <style:table-column-properties style:column-width="64.29mm"/>
    </style:style>
    <style:style style:name="Table4.B" style:family="table-column">
      <style:table-column-properties style:column-width="117.95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A12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78.86mm" table:align="left" style:writing-mode="lr-tb"/>
    </style:style>
    <style:style style:name="Table5.A" style:family="table-column">
      <style:table-column-properties style:column-width="178.86m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97mm" fo:border-left="none" fo:border-right="none" fo:border-top="none" fo:border-bottom="0.1pt solid #000000" style:writing-mode="lr-tb"/>
    </style:style>
    <style:style style:name="Table6" style:family="table">
      <style:table-properties style:width="179.92mm" fo:margin-left="-0.53mm" table:align="left" style:writing-mode="lr-tb"/>
    </style:style>
    <style:style style:name="Table6.A" style:family="table-column">
      <style:table-column-properties style:column-width="85.99mm"/>
    </style:style>
    <style:style style:name="Table6.B" style:family="table-column">
      <style:table-column-properties style:column-width="93.93mm"/>
    </style:style>
    <style:style style:name="Table6.1" style:family="table-row">
      <style:table-row-properties style:min-row-height="1.41mm" fo:keep-together="auto"/>
    </style:style>
    <style:style style:name="Table6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Table7" style:family="table">
      <style:table-properties style:width="178.86mm" table:align="margins" style:shadow="none" style:writing-mode="lr-tb"/>
    </style:style>
    <style:style style:name="Table7.A" style:family="table-column">
      <style:table-column-properties style:column-width="89.43mm" style:rel-column-width="5070*"/>
    </style:style>
    <style:style style:name="Table7.A1" style:family="table-cell">
      <style:table-cell-properties fo:padding="0.97mm" fo:border="none"/>
    </style:style>
    <style:style style:name="P1" style:family="paragraph" style:parent-style-name="Footer">
      <style:paragraph-properties fo:margin-left="0mm" fo:margin-right="6.35mm" fo:text-indent="0mm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mm" fo:margin-right="0mm" fo:text-align="justify" style:justify-single-word="false" fo:orphans="0" fo:widows="0" fo:hyphenation-ladder-count="no-limit" fo:text-indent="12.7mm" style:auto-text-indent="false" style:text-autospace="non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mm" fo:margin-right="0mm" fo:text-align="justify" style:justify-single-word="false" fo:hyphenation-ladder-count="no-limit" fo:text-indent="12.7mm" style:auto-text-indent="fals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mm" fo:margin-right="0mm" fo:text-align="justify" style:justify-single-word="false" fo:orphans="0" fo:widows="0" fo:hyphenation-ladder-count="no-limit" fo:text-indent="12.7mm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19" style:family="paragraph" style:parent-style-name="Standard">
      <style:paragraph-properties fo:margin-left="0mm" fo:margin-right="0mm" fo:text-align="justify" style:justify-single-word="false" fo:hyphenation-ladder-count="no-limit" fo:text-indent="12.7mm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0" style:family="paragraph" style:parent-style-name="Standard">
      <style:paragraph-properties fo:margin-left="0mm" fo:margin-right="0mm" fo:text-align="justify" style:justify-single-word="false" fo:orphans="0" fo:widows="0" fo:hyphenation-ladder-count="no-limit" fo:text-indent="12.7mm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1" style:family="paragraph" style:parent-style-name="Standard">
      <style:paragraph-properties fo:margin-left="0mm" fo:margin-right="0mm" fo:text-align="justify" style:justify-single-word="false" fo:orphans="0" fo:widows="0" fo:hyphenation-ladder-count="no-limit" fo:text-indent="12.51mm" style:auto-text-indent="false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mm" fo:margin-right="0mm" fo:text-align="justify" style:justify-single-word="false" fo:orphans="0" fo:widows="0" fo:hyphenation-ladder-count="no-limit" fo:text-indent="12.51mm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3" style:family="paragraph" style:parent-style-name="Standard">
      <style:paragraph-properties fo:margin-left="10mm" fo:margin-right="0mm" fo:text-align="justify" style:justify-single-word="false" fo:orphans="0" fo:widows="0" fo:hyphenation-ladder-count="no-limit" fo:text-indent="2.5mm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4" style:family="paragraph" style:parent-style-name="Standard">
      <style:paragraph-properties fo:margin-top="0mm" fo:margin-bottom="0mm" style:contextual-spacing="false" fo:line-height="100%" fo:text-align="start" style:justify-single-word="false"/>
    </style:style>
    <style:style style:name="P25" style:family="paragraph" style:parent-style-name="Standard">
      <style:paragraph-properties fo:margin-top="0mm" fo:margin-bottom="0mm" style:contextual-spacing="false" fo:line-height="100%" fo:text-align="start" style:justify-single-word="false" style:snap-to-layout-grid="false"/>
    </style:style>
    <style:style style:name="P26" style:family="paragraph" style:parent-style-name="Standard">
      <style:paragraph-properties fo:margin-top="0mm" fo:margin-bottom="0mm" style:contextual-spacing="false" style:line-height-at-least="3.53mm" fo:text-align="start" style:justify-single-word="false" style:snap-to-layout-grid="false"/>
      <style:text-properties fo:color="#000000" fo:font-size="10.5pt" style:font-size-asian="10.5pt" style:font-size-complex="10.5pt"/>
    </style:style>
    <style:style style:name="P27" style:family="paragraph" style:parent-style-name="Standard">
      <style:paragraph-properties fo:margin-top="0mm" fo:margin-bottom="0mm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28" style:family="paragraph" style:parent-style-name="Standard">
      <style:paragraph-properties fo:margin-top="0mm" fo:margin-bottom="0mm" style:contextual-spacing="false" style:line-height-at-least="3.53mm" fo:text-align="start" style:justify-single-word="false" style:snap-to-layout-grid="false"/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P29" style:family="paragraph" style:parent-style-name="Standard">
      <style:paragraph-properties fo:margin-top="0mm" fo:margin-bottom="0mm" style:contextual-spacing="false" style:line-height-at-least="3.53mm"/>
    </style:style>
    <style:style style:name="P30" style:family="paragraph" style:parent-style-name="Standard">
      <style:paragraph-properties fo:margin-top="0mm" fo:margin-bottom="0mm" style:contextual-spacing="false" style:line-height-at-least="3.53mm" style:snap-to-layout-grid="false"/>
    </style:style>
    <style:style style:name="P31" style:family="paragraph" style:parent-style-name="Standard">
      <style:paragraph-properties fo:margin-top="0mm" fo:margin-bottom="0mm" style:contextual-spacing="false" style:line-height-at-least="3.53mm" fo:text-align="start" style:justify-single-word="false" style:snap-to-layout-grid="false"/>
    </style:style>
    <style:style style:name="P32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3" style:family="paragraph" style:parent-style-name="Содержимое_20_таблицы">
      <style:paragraph-properties fo:margin-top="0.02mm" fo:margin-bottom="0.02mm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4" style:family="paragraph" style:parent-style-name="Содержимое_20_таблицы">
      <style:paragraph-properties fo:margin-top="0.02mm" fo:margin-bottom="0.02mm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5" style:family="paragraph" style:parent-style-name="Содержимое_20_таблицы">
      <style:paragraph-properties fo:margin-top="0.02mm" fo:margin-bottom="0.02mm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36" style:family="paragraph" style:parent-style-name="Содержимое_20_таблицы">
      <style:paragraph-properties fo:margin-top="0.02mm" fo:margin-bottom="0.02mm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style:font-size-asian="10.5pt" style:font-name-complex="Times New Roman" style:font-size-complex="10.5pt" fo:hyphenate="false" fo:hyphenation-remain-char-count="2" fo:hyphenation-push-char-count="2"/>
    </style:style>
    <style:style style:name="P37" style:family="paragraph" style:parent-style-name="WW-Заголовок">
      <style:paragraph-properties fo:margin-left="63.5mm" fo:margin-right="0mm" fo:text-align="start" style:justify-single-word="false" fo:hyphenation-ladder-count="no-limit" fo:text-indent="12.7mm" style:auto-text-indent="false"/>
      <style:text-properties fo:hyphenate="false" fo:hyphenation-remain-char-count="2" fo:hyphenation-push-char-count="2"/>
    </style:style>
    <style:style style:name="P38" style:family="paragraph" style:parent-style-name="WW-Заголовок">
      <style:paragraph-properties fo:margin-left="63.5mm" fo:margin-right="0mm" fo:text-align="start" style:justify-single-word="false" fo:hyphenation-ladder-count="no-limit" fo:text-indent="12.7mm" style:auto-text-indent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9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45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46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47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48" style:family="paragraph" style:parent-style-name="Standard">
      <style:paragraph-properties fo:text-align="center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50" style:family="paragraph" style:parent-style-name="Standard" style:list-style-name="WW8Num2">
      <style:paragraph-properties fo:margin-left="0mm" fo:margin-right="0mm" fo:text-align="justify" style:justify-single-word="false" fo:orphans="0" fo:widows="0" fo:hyphenation-ladder-count="no-limit" fo:text-indent="12.51mm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1" style:family="paragraph" style:parent-style-name="Standard" style:list-style-name="WW8Num2">
      <style:paragraph-properties fo:margin-left="0mm" fo:margin-right="0mm" fo:text-align="justify" style:justify-single-word="false" fo:orphans="0" fo:widows="0" fo:hyphenation-ladder-count="no-limit" fo:text-indent="12.51mm" style:auto-text-indent="false" style:text-autospace="none"/>
      <style:text-properties fo:hyphenate="false" fo:hyphenation-remain-char-count="2" fo:hyphenation-push-char-count="2"/>
    </style:style>
    <style:style style:name="P52" style:family="paragraph" style:parent-style-name="Содержимое_20_таблицы">
      <style:paragraph-properties fo:margin-top="0.02mm" fo:margin-bottom="0.02mm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53" style:family="paragraph" style:parent-style-name="Содержимое_20_таблицы">
      <style:paragraph-properties fo:margin-top="0.02mm" fo:margin-bottom="0.02mm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54" style:family="paragraph" style:parent-style-name="Содержимое_20_таблицы">
      <style:paragraph-properties fo:margin-top="0.02mm" fo:margin-bottom="0.02mm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style:font-size-asian="10.5pt" style:language-asian="ru" style:country-asian="RU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officeooo:rsid="001fdad4"/>
    </style:style>
    <style:style style:name="T17" style:family="text">
      <style:text-properties officeooo:rsid="002162d3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2.38mm" fo:border="0.06pt solid #80808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Договор поручения № <text:span text:style-name="T11">[client.id]</text:span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7">г. Владимир <text:s text:c="7"/></text:p>
          </table:table-cell>
          <table:table-cell table:style-name="Table7.A1" office:value-type="string">
            <text:p text:style-name="P46"><text:tab/><text:span text:style-name="T12">[client.doc_date]</text:span> г. </text:p>
          </table:table-cell>
        </table:table-row>
      </table:table>
      <text:p text:style-name="P48"/>
      <text:p text:style-name="P18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 <text:s/>именуемый в дальнейшем «Доверитель», с другой стороны, заключили настоящий договор о нижеследующем. </text:p>
      <text:p text:style-name="P2"/>
      <text:p text:style-name="P16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45">[client.car_model]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45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49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49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45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45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49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49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49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49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49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49">[client.car_PTS_issuer] [client.car_PTS_issue_date]</text:p>
          </table:table-cell>
        </table:table-row>
      </table:table>
      <text:p text:style-name="P18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18">Поверенный размещает автотранспортное средство на своей автостоянке и производит все действия, необходимые для его продажи. </text:p>
      <text:p text:style-name="P18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18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0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2">3. Поверенный также обязан: </text:p>
      <text:p text:style-name="P22">3.1. сообщить Доверителю по его требованию все сведения о ходе исполнения поручения; </text:p>
      <text:p text:style-name="P22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2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2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2">4. Доверитель обязан: </text:p>
      <text:p text:style-name="P22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характеру поручения; </text:p>
      <text:p text:style-name="P22">4.2. без промедления принять от Поверенного все исполненное последним в соответствии с настоящим <text:soft-page-break/>договором; </text:p>
      <text:p text:style-name="P22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761943734670261257" text:style-name="WW8Num2">
        <text:list-item>
          <text:list>
            <text:list-item>
              <text:p text:style-name="P50">уплатить Поверенному вознаграждение в соответствии с п. 5 настоящего договора;</text:p>
            </text:list-item>
            <text:list-item>
              <text:p text:style-name="P51"><text:span text:style-name="T1">уплатить Поверенному </text:span><text:span text:style-name="T4">1500 (одна тысяча пятьсот) рублей </text:span><text:span text:style-name="T6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1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1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2">7. Настоящий договор прекращается, кроме общих оснований прекращения обязательств, также вследствие: </text:p>
      <text:p text:style-name="P23">7.1 отмены поручения Доверителем; </text:p>
      <text:p text:style-name="P23">7.2 отказа Поверенного; </text:p>
      <text:p text:style-name="P22">7.3 смерти Доверителя, признания его недееспособным, ограниченно дееспособным или безвестно отсутствующим;</text:p>
      <text:p text:style-name="P22">7.4. ликвидации Поверенного.</text:p>
      <text:p text:style-name="P16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0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18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18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0">Отказ Поверенного от исполнения договора не влечет возмещения убытков Доверителю, причиненных данным отказом.</text:p>
      <text:p text:style-name="P18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0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18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18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18">14. Реквизиты и подписи сторон: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<text:s text:c="23"/>«Доверитель»</text:p>
            <text:p text:style-name="P7"/>
            <text:p text:style-name="P53">[client.commisioner_full_name]</text:p>
            <text:p text:style-name="P52">Паспорт: <text:span text:style-name="T17">[client.passport_s]</text:span> № <text:span text:style-name="T17">[client.passport_n]</text:span></text:p>
            <text:p text:style-name="P52">Выдан: <text:span text:style-name="T17">[client.passport_i]</text:span></text:p>
            <text:p text:style-name="P52">Дата выдачи: <text:span text:style-name="T17">[client.passport_i_date]</text:span></text:p>
            <text:p text:style-name="P52">Адрес: <text:span text:style-name="T17">[client.issuer_address]</text:span></text:p>
            <text:p text:style-name="P33"/>
            <text:p text:style-name="P33"/>
          </table:table-cell>
          <table:table-cell table:style-name="Table2.A1" office:value-type="string">
            <text:p text:style-name="P8"><text:s text:c="22"/>«Поверенный»</text:p>
            <text:p text:style-name="P41"><text:s text:c="19"/>ООО «АВАНГАРД»</text:p>
            <text:p text:style-name="P27"/>
            <text:p text:style-name="P25"><text:span text:style-name="T7">ООО </text:span><text:span text:style-name="T9">«Авангард»</text:span></text:p>
            <text:p text:style-name="P24"><text:span text:style-name="T7">600022, </text:span><text:span text:style-name="T9">г.</text:span><text:span text:style-name="T7"> </text:span><text:span text:style-name="T9">Владимир,</text:span><text:span text:style-name="T7"> </text:span><text:span text:style-name="T9">ул.</text:span><text:span text:style-name="T7"> </text:span><text:span text:style-name="T9">Московское</text:span><text:span text:style-name="T7"> </text:span><text:span text:style-name="T9">шоссе,</text:span><text:span text:style-name="T7"> </text:span><text:span text:style-name="T9">д.</text:span><text:span text:style-name="T7"> </text:span><text:span text:style-name="T9">5А</text:span></text:p>
            <text:p text:style-name="P30"><text:span text:style-name="T10">ИНН</text:span><text:span text:style-name="T8"> <text:s/></text:span><text:span text:style-name="T10">3329063962</text:span><text:span text:style-name="T8"> </text:span></text:p>
            <text:p text:style-name="P29"><text:span text:style-name="T10">КПП</text:span><text:span text:style-name="T8"> </text:span><text:span text:style-name="T10">332701001</text:span><text:span text:style-name="T8"> </text:span></text:p>
            <text:p text:style-name="P29"><text:span text:style-name="T10">р/с</text:span><text:span text:style-name="T8"> </text:span><text:span text:style-name="T10">40702810658070000064</text:span></text:p>
            <text:p text:style-name="P29"><text:span text:style-name="T10">к/с</text:span><text:span text:style-name="T8"> </text:span><text:span text:style-name="T10">30101810700000000730</text:span></text:p>
            <text:p text:style-name="P29"><text:span text:style-name="T10">БИК</text:span><text:span text:style-name="T8"> </text:span><text:span text:style-name="T10">042007730</text:span><text:span text:style-name="T8"> </text:span></text:p>
            <text:p text:style-name="P31"><text:span text:style-name="T7">ВФ </text:span><text:span text:style-name="T9">ОАО</text:span><text:span text:style-name="T7"> </text:span><text:span text:style-name="T9">«МДМ</text:span><text:span text:style-name="T7"> </text:span><text:span text:style-name="T9">БАНК»</text:span><text:span text:style-name="T7"> </text:span><text:span text:style-name="T9">в</text:span><text:span text:style-name="T7"> </text:span><text:span text:style-name="T9">г.</text:span><text:span text:style-name="T7"> </text:span><text:span text:style-name="T9">Воронеж</text:span><text:span text:style-name="T7"> </text:span></text:p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54">___________________________/ <text:span text:style-name="T17">[client.commisioner_bn]</text:span> /</text:p>
          </table:table-cell>
          <table:table-cell table:style-name="Table2.A1" office:value-type="string">
            <text:p text:style-name="P8">_____________________________/Кутанов А.А./</text:p>
          </table:table-cell>
        </table:table-row>
      </table:table>
      <text:p text:style-name="P37"/>
      <text:p text:style-name="P38"><text:soft-page-break/>АКТ</text:p>
      <text:p text:style-name="P11">приема-передачи автотранспортного средства </text:p>
      <text:p text:style-name="P11">по договору поручения № _______ от « __ » ___________ <text:s/>2013 г.</text:p>
      <text:p text:style-name="P12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г. Владимир</text:p>
          </table:table-cell>
          <table:table-cell table:style-name="Table3.A1" office:value-type="string">
            <text:p text:style-name="P44">« __ » ____________ <text:s text:c="2"/>2013 г.</text:p>
          </table:table-cell>
        </table:table-row>
      </table:table>
      <text:p text:style-name="P16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4">__________________________________________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19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13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5"/>
          </table:table-cell>
        </table:table-row>
      </table:table>
      <text:p text:style-name="P17"/>
      <text:p text:style-name="P19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32"/>
          </table:table-cell>
        </table:table-row>
      </table:table>
      <text:p text:style-name="P14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<text:s text:c="23"/>«Доверитель»</text:p>
            <text:p text:style-name="P7"/>
            <text:p text:style-name="P34">____________________________</text:p>
            <text:p text:style-name="P36">Паспорт: ______ № ________</text:p>
            <text:p text:style-name="P36">Выдан: </text:p>
            <text:p text:style-name="P36">Дата выдачи: </text:p>
            <text:p text:style-name="P36">Адрес: </text:p>
            <text:p text:style-name="P33"/>
            <text:p text:style-name="P33"/>
          </table:table-cell>
          <table:table-cell table:style-name="Table6.A1" office:value-type="string">
            <text:p text:style-name="P8"><text:s text:c="22"/>«Поверенный»</text:p>
            <text:p text:style-name="P41"><text:s text:c="19"/>ООО «АВАНГАРД»</text:p>
            <text:p text:style-name="P27"/>
            <text:p text:style-name="P25"><text:span text:style-name="T7">ООО </text:span><text:span text:style-name="T9">«Авангард»</text:span></text:p>
            <text:p text:style-name="P24"><text:span text:style-name="T7">600022, </text:span><text:span text:style-name="T9">г.</text:span><text:span text:style-name="T7"> </text:span><text:span text:style-name="T9">Владимир,</text:span><text:span text:style-name="T7"> </text:span><text:span text:style-name="T9">ул.</text:span><text:span text:style-name="T7"> </text:span><text:span text:style-name="T9">Московское</text:span><text:span text:style-name="T7"> </text:span><text:span text:style-name="T9">шоссе,</text:span><text:span text:style-name="T7"> </text:span><text:span text:style-name="T9">д.</text:span><text:span text:style-name="T7"> </text:span><text:span text:style-name="T9">5А</text:span></text:p>
            <text:p text:style-name="P30"><text:span text:style-name="T10">ИНН</text:span><text:span text:style-name="T8"> <text:s/></text:span><text:span text:style-name="T10">3329063962</text:span><text:span text:style-name="T8"> </text:span></text:p>
            <text:p text:style-name="P29"><text:span text:style-name="T10">КПП</text:span><text:span text:style-name="T8"> </text:span><text:span text:style-name="T10">332701001</text:span><text:span text:style-name="T8"> </text:span></text:p>
            <text:p text:style-name="P29"><text:span text:style-name="T10">р/с</text:span><text:span text:style-name="T8"> </text:span><text:span text:style-name="T10">40702810658070000064</text:span></text:p>
            <text:p text:style-name="P29"><text:span text:style-name="T10">к/с</text:span><text:span text:style-name="T8"> </text:span><text:span text:style-name="T10">30101810700000000730</text:span></text:p>
            <text:p text:style-name="P29"><text:span text:style-name="T10">БИК</text:span><text:span text:style-name="T8"> </text:span><text:span text:style-name="T10">042007730</text:span><text:span text:style-name="T8"> </text:span></text:p>
            <text:p text:style-name="P31"><text:span text:style-name="T7">ВФ </text:span><text:span text:style-name="T9">ОАО</text:span><text:span text:style-name="T7"> </text:span><text:span text:style-name="T9">«МДМ</text:span><text:span text:style-name="T7"> </text:span><text:span text:style-name="T9">БАНК»</text:span><text:span text:style-name="T7"> </text:span><text:span text:style-name="T9">в</text:span><text:span text:style-name="T7"> </text:span><text:span text:style-name="T9">г.</text:span><text:span text:style-name="T7"> </text:span><text:span text:style-name="T9">Воронеж</text:span><text:span text:style-name="T7"> </text:span></text:p>
            <text:p text:style-name="P28"/>
            <text:p text:style-name="P6"/>
          </table:table-cell>
        </table:table-row>
        <table:table-row table:style-name="Table6.1">
          <table:table-cell table:style-name="Table6.A1" office:value-type="string">
            <text:p text:style-name="P35">__________________________/ ________________ /</text:p>
          </table:table-cell>
          <table:table-cell table:style-name="Table6.A1" office:value-type="string">
            <text:p text:style-name="P8">_____________________________/Кутанов А.А./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4.23mm" fo:margin-bottom="2.12mm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1.76mm" fo:margin-bottom="1.76mm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6.35mm" fo:text-indent="0m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2.38mm" fo:border="0.06pt solid #808080">
        <style:background-image/>
      </style:graphic-properties>
    </style:style>
    <style:page-layout style:name="Mpm1">
      <style:page-layout-properties fo:page-width="215.9mm" fo:page-height="279.4mm" style:num-format="1" style:print-orientation="portrait" fo:margin-top="9.79mm" fo:margin-bottom="3.44mm" fo:margin-left="21.7mm" fo:margin-right="15.35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2.5mm" fo:margin-left="0mm" fo:margin-right="0mm" fo:margin-top="1.52m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92.78mm" svg:y="-0.97mm" svg:width="5.15mm" svg:height="6.17mm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1T08:12:33.368927370</dc:date>
    <meta:print-date>2011-09-25T15:25:00</meta:print-date>
    <meta:editing-cycles>11</meta:editing-cycles>
    <meta:editing-duration>PT2H45S</meta:editing-duration>
    <meta:generator>LibreOffice/4.1.2.3$Linux_X86_64 LibreOffice_project/410m0$Build-3</meta:generator>
    <meta:document-statistic meta:table-count="7" meta:image-count="0" meta:object-count="0" meta:page-count="3" meta:paragraph-count="119" meta:word-count="1056" meta:character-count="8917" meta:non-whitespace-character-count="7749"/>
  </office:meta>
</office:document-meta>
</file>